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2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36pt" fo:font-weight="bold" style:font-size-asian="36pt" style:font-weight-asian="bold" style:font-size-complex="36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" table:default-cell-style-name="ce1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3:40:00.134383974</meta:creation-date>
    <dc:date>2018-04-22T13:47:03.919494390</dc:date>
    <meta:editing-duration>PT7M5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